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fo:font-size="16pt" officeooo:rsid="001f3dcf" officeooo:paragraph-rsid="001f3dcf" style:font-size-asian="16pt" style:font-size-complex="16pt"/>
    </style:style>
    <style:style style:name="P2" style:family="paragraph" style:parent-style-name="Standard">
      <style:text-properties fo:font-size="16pt" officeooo:rsid="001f3dcf" officeooo:paragraph-rsid="001f3dcf" style:font-size-asian="16pt" style:font-size-complex="16pt"/>
    </style:style>
    <style:style style:name="P3" style:family="paragraph" style:parent-style-name="Standard">
      <style:text-properties fo:font-size="16pt" officeooo:rsid="00251aa1" officeooo:paragraph-rsid="00251aa1" style:font-size-asian="16pt" style:font-size-complex="16pt"/>
    </style:style>
    <style:style style:name="P4" style:family="paragraph" style:parent-style-name="Standard">
      <style:text-properties fo:font-size="16pt" officeooo:rsid="00275724" officeooo:paragraph-rsid="00275724" style:font-size-asian="16pt" style:font-size-complex="16pt"/>
    </style:style>
    <style:style style:name="P5" style:family="paragraph" style:parent-style-name="Standard">
      <style:text-properties fo:font-size="16pt" fo:font-weight="bold" officeooo:rsid="001f3dcf" officeooo:paragraph-rsid="001f3dcf" style:font-size-asian="16pt" style:font-weight-asian="bold" style:font-size-complex="16pt" style:font-weight-complex="bold"/>
    </style:style>
    <style:style style:name="P6" style:family="paragraph" style:parent-style-name="Standard">
      <style:text-properties fo:font-size="16pt" fo:font-weight="bold" officeooo:rsid="002120df" officeooo:paragraph-rsid="002120df" style:font-size-asian="16pt" style:font-weight-asian="bold" style:font-size-complex="16pt" style:font-weight-complex="bold"/>
    </style:style>
    <style:style style:name="P7" style:family="paragraph" style:parent-style-name="Standard">
      <style:text-properties fo:font-size="16pt" fo:font-weight="bold" officeooo:rsid="0021e970" officeooo:paragraph-rsid="0021e970" style:font-size-asian="16pt" style:font-weight-asian="bold" style:font-size-complex="16pt" style:font-weight-complex="bold"/>
    </style:style>
    <style:style style:name="P8" style:family="paragraph" style:parent-style-name="Standard">
      <style:text-properties fo:font-size="18pt" fo:font-weight="bold" officeooo:rsid="0021e970" officeooo:paragraph-rsid="0021e970" style:font-size-asian="18pt" style:font-weight-asian="bold" style:font-size-complex="18pt" style:font-weight-complex="bold"/>
    </style:style>
    <style:style style:name="P9" style:family="paragraph" style:parent-style-name="Standard">
      <style:text-properties fo:font-size="18pt" fo:font-weight="bold" officeooo:rsid="002256e5" officeooo:paragraph-rsid="002256e5" style:font-size-asian="18pt" style:font-weight-asian="bold" style:font-size-complex="18pt" style:font-weight-complex="bold"/>
    </style:style>
    <style:style style:name="P10" style:family="paragraph" style:parent-style-name="Standard">
      <style:text-properties fo:font-size="18pt" officeooo:rsid="001f3dcf" officeooo:paragraph-rsid="001f3dcf" style:font-size-asian="18pt" style:font-size-complex="18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6pt" fo:font-weight="normal" style:font-size-asian="14pt" style:font-weight-asian="normal" style:font-size-complex="16pt" style:font-weight-complex="normal"/>
    </style:style>
    <style:style style:name="T4" style:family="text">
      <style:text-properties officeooo:rsid="0025e14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40477621711334217" text:style-name="L1">
        <text:list-item>
          <text:p text:style-name="P1">Consider a function F(x)=(!x)^(Fib(x))</text:p>
          <text:list>
            <text:list-header>
              <text:p text:style-name="P1">where !x=x*(x-1)*(x-2)...*1</text:p>
              <text:p text:style-name="P1">and Fib is fibonacci function:</text:p>
              <text:list>
                <text:list-item>
                  <text:list>
                    <text:list-item>
                      <text:list>
                        <text:list-item>
                          <text:list>
                            <text:list-item>
                              <text:list>
                                <text:list-item>
                                  <text:list>
                                    <text:list-item>
                                      <text:list>
                                        <text:list-item>
                                          <text:list>
                                            <text:list-header>
                                              <text:p text:style-name="P1">Fib(1)=0</text:p>
                                              <text:p text:style-name="P1">Fib(2)=1</text:p>
                                              <text:p text:style-name="P1">Fib(i)=Fib(i-1)+Fib(i-2)</text:p>
                                              <text:p text:style-name="P1"/>
                                            </text:list-header>
                                          </text:list>
                                        </text:list-item>
                                      </text:list>
                                    </text:list-item>
                                  </text:list>
                                </text:list-item>
                              </text:list>
                            </text:list-item>
                          </text:list>
                        </text:list-item>
                      </text:list>
                    </text:list-item>
                  </text:list>
                </text:list-item>
              </text:list>
            </text:list-header>
          </text:list>
        </text:list-item>
      </text:list>
      <text:p text:style-name="P2"/>
      <text:p text:style-name="P10"><text:span text:style-name="T1">Input:</text:span></text:p>
      <text:p text:style-name="P2"><text:tab/>First line of the input contains Q number of test cases. Each line of <text:tab/>the test case contains two space separeted integers L,R.</text:p>
      <text:p text:style-name="P5">Output:</text:p>
      <text:p text:style-name="P5"><text:tab/><text:tab/><text:span text:style-name="T2">Output (F(L)+F(L+1)+F(L+2)+...F(R))%M on each line.</text:span></text:p>
      <text:p text:style-name="P5"><text:span text:style-name="T2"><text:tab/><text:tab/>Where M=100003.</text:span></text:p>
      <text:p text:style-name="P7"><text:span text:style-name="T2">Q&lt;=10^5</text:span></text:p>
      <text:p text:style-name="P5"><text:span text:style-name="T2"/></text:p>
      <text:p text:style-name="P6"><text:span text:style-name="T2">2. <text:s/>There is a bank in india which gives their costumer a password 'only' for transaction(there is no username) through their ATM.Also the ATM does not have any enter key, it automatically logs in you if you type the correct password. Now the difficulty in such type of system is that , suppose two persons named A and B have passwords “aadil” and “aadil ahmad” respectely. So whenever B will try to login, the maching will first recognize that its A's password and it will login A into system.</text:span></text:p>
      <text:p text:style-name="P6"><text:span text:style-name="T2"/></text:p>
      <text:p text:style-name="P8">Input:</text:p>
      <text:p text:style-name="P8"><text:tab/><text:span text:style-name="T3">First line of the input contains an integer N number of users in Bank. Next N lines conains a string which is password of the users. Next line contains Q , number of queries to be answered. Following Q lines conain a string which the password of a user who has to login. </text:span></text:p>
      <text:p text:style-name="P8"><text:span text:style-name="T3"/></text:p>
      <text:p text:style-name="P8">Output:</text:p>
      <text:p text:style-name="P8"><text:tab/><text:span text:style-name="T3">for each string you need to output YES if the user will be successfully logged in his account, No if he/she logs in some one else's account <text:s/>and “Wrong Password!” if the password entered does not match in the given password list</text:span></text:p>
      <text:p text:style-name="P8"><text:span text:style-name="T3"/></text:p>
      <text:p text:style-name="P8"><text:span text:style-name="T3">Q&lt;=10^5</text:span></text:p>
      <text:p text:style-name="P8"><text:span text:style-name="T3">all passords cosists of lower case english letter without space</text:span></text:p>
      <text:p text:style-name="P9"><text:soft-page-break/><text:span text:style-name="T3">1&lt;=length of password&lt;=50</text:span></text:p>
      <text:p text:style-name="P8"><text:span text:style-name="T3"><text:s/></text:span></text:p>
      <text:p text:style-name="P2"><text:s/></text:p>
      <text:p text:style-name="P3">3. you will be given an array of integers and you will be asked some queries. The queries will be of following format:</text:p>
      <text:p text:style-name="P3"><text:tab/>1 i x : change the value of the array at position i to x</text:p>
      <text:p text:style-name="P3"><text:tab/>2 i j: <text:s/><text:span text:style-name="T4">find the L.C.M of all elements from i to j</text:span></text:p>
      <text:p text:style-name="P3"/>
      <text:p text:style-name="P4"><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ot </meta:initial-creator>
    <meta:creation-date>2015-03-17T20:42:53.906517044</meta:creation-date>
    <dc:date>2015-03-17T21:11:23.169568563</dc:date>
    <dc:creator>root </dc:creator>
    <meta:editing-duration>PT22M6S</meta:editing-duration>
    <meta:editing-cycles>8</meta:editing-cycles>
    <meta:generator>LibreOffice/4.1.0.4$Linux_x86 LibreOffice_project/410m0$Build-4</meta:generator>
    <meta:document-statistic meta:table-count="0" meta:image-count="0" meta:object-count="0" meta:page-count="2" meta:paragraph-count="25" meta:word-count="299" meta:character-count="1686" meta:non-whitespace-character-count="1395"/>
  </office:meta>
</office:document-meta>
</file>